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AwareGeneratorStrategy.ClassLoaderAwareGeneratorStrategy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AwareGeneratorStrategy.generate( ClassGenerator c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